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18b" officeooo:paragraph-rsid="0010618b"/>
    </style:style>
    <style:style style:name="T1" style:family="text">
      <style:text-properties officeooo:rsid="001188c2"/>
    </style:style>
    <style:style style:name="T2" style:family="text">
      <style:text-properties officeooo:rsid="0012a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d </text:span>How to launch charuco_frame in simulation</text:p>
      <text:p text:style-name="P1"/>
      <text:p text:style-name="P1">- run lines of code in differente terminal but same directory</text:p>
      <text:p text:style-name="P1">- ros2 launch as2_external_object_to_tf as2_external_object_to_tf_launch.py use_sim_time:=true config_<text:a xlink:type="simple" xlink:href="../../../../../=objects.yaml" text:style-name="Internet_20_link" text:visited-style-name="Visited_20_Internet_20_Link">file:=objects.yaml</text:a></text:p>
      <text:p text:style-name="P1">- launch gazebo</text:p>
      <text:p text:style-name="P1">- ros2 run rqt_tf_tree rqt_tf_tree</text:p>
      <text:p text:style-name="P1">- make sure the frame was created<text:span text:style-name="T1">cd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4:59:47.328448747</meta:creation-date>
    <dc:date>2024-07-11T11:01:16.748530136</dc:date>
    <meta:editing-duration>PT1H29M1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0" meta:character-count="310" meta:non-whitespace-character-count="275"/>
  </office:meta>
</office:document-meta>
</file>